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officeooo:rsid="000fffb4" officeooo:paragraph-rsid="000fffb4"/>
    </style:style>
    <style:style style:name="P3" style:family="paragraph" style:parent-style-name="Standard">
      <style:paragraph-properties fo:text-align="justify" style:justify-single-word="false"/>
      <style:text-properties style:font-name="Courier New" officeooo:rsid="000fffb4" officeooo:paragraph-rsid="000fffb4"/>
    </style:style>
    <style:style style:name="P4" style:family="paragraph" style:parent-style-name="Standard">
      <style:text-properties style:font-name="Courier New" fo:font-weight="bold" officeooo:rsid="000fffb4" officeooo:paragraph-rsid="000fffb4" style:font-weight-asian="bold" style:font-weight-complex="bold"/>
    </style:style>
    <style:style style:name="P5" style:family="paragraph" style:parent-style-name="Standard">
      <style:paragraph-properties fo:text-align="center" style:justify-single-word="false"/>
      <style:text-properties style:font-name="Courier New" fo:font-size="16pt" fo:font-weight="bold" officeooo:rsid="000fffb4" officeooo:paragraph-rsid="000fffb4"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Courier New" officeooo:rsid="0011e1dc" officeooo:paragraph-rsid="0011e1dc"/>
    </style:style>
    <style:style style:name="P7" style:family="paragraph" style:parent-style-name="Standard" style:list-style-name="L1">
      <style:paragraph-properties fo:text-align="justify" style:justify-single-word="false"/>
      <style:text-properties style:font-name="Courier New" officeooo:rsid="0011e1dc" officeooo:paragraph-rsid="0011e1dc"/>
    </style:style>
    <style:style style:name="P8" style:family="paragraph" style:parent-style-name="Standard" style:list-style-name="L1">
      <style:paragraph-properties fo:text-align="justify" style:justify-single-word="false"/>
      <style:text-properties style:font-name="Courier New" officeooo:rsid="00123700" officeooo:paragraph-rsid="00123700"/>
    </style:style>
    <style:style style:name="P9" style:family="paragraph" style:parent-style-name="Standard" style:list-style-name="L1">
      <style:paragraph-properties fo:text-align="justify" style:justify-single-word="false"/>
      <style:text-properties style:font-name="Courier New" officeooo:rsid="00123700" officeooo:paragraph-rsid="0013a53e"/>
    </style:style>
    <style:style style:name="P10" style:family="paragraph" style:parent-style-name="Standard" style:list-style-name="L1">
      <style:paragraph-properties fo:text-align="justify" style:justify-single-word="false"/>
      <style:text-properties style:font-name="Courier New" officeooo:rsid="0013a53e" officeooo:paragraph-rsid="0013a53e"/>
    </style:style>
    <style:style style:name="P11" style:family="paragraph" style:parent-style-name="Standard">
      <style:paragraph-properties fo:text-align="justify" style:justify-single-word="false"/>
      <style:text-properties style:font-name="Courier New" officeooo:rsid="0013a53e" officeooo:paragraph-rsid="0013a53e"/>
    </style:style>
    <style:style style:name="P12" style:family="paragraph" style:parent-style-name="Standard" style:list-style-name="L1">
      <style:paragraph-properties fo:text-align="justify" style:justify-single-word="false"/>
      <style:text-properties style:font-name="Courier New" officeooo:rsid="0015dfe4" officeooo:paragraph-rsid="0015dfe4"/>
    </style:style>
    <style:style style:name="P13" style:family="paragraph" style:parent-style-name="Standard" style:list-style-name="L1">
      <style:paragraph-properties fo:text-align="justify" style:justify-single-word="false"/>
      <style:text-properties style:font-name="Courier New" officeooo:rsid="0015dfe4" officeooo:paragraph-rsid="00163d75"/>
    </style:style>
    <style:style style:name="P14" style:family="paragraph" style:parent-style-name="Standard" style:list-style-name="L1">
      <style:paragraph-properties fo:text-align="justify" style:justify-single-word="false"/>
      <style:text-properties style:font-name="Courier New" officeooo:rsid="0015dfe4" officeooo:paragraph-rsid="001724ef"/>
    </style:style>
    <style:style style:name="P15" style:family="paragraph" style:parent-style-name="Standard">
      <style:paragraph-properties fo:text-align="justify" style:justify-single-word="false"/>
      <style:text-properties style:font-name="Courier New" officeooo:rsid="0015dfe4" officeooo:paragraph-rsid="00163d75"/>
    </style:style>
    <style:style style:name="P16" style:family="paragraph" style:parent-style-name="Standard">
      <style:paragraph-properties fo:text-align="justify" style:justify-single-word="false"/>
      <style:text-properties style:font-name="Courier New" officeooo:rsid="0015dfe4" officeooo:paragraph-rsid="0016fe2b"/>
    </style:style>
    <style:style style:name="P17" style:family="paragraph" style:parent-style-name="Standard" style:list-style-name="L1">
      <style:paragraph-properties fo:text-align="justify" style:justify-single-word="false"/>
      <style:text-properties style:font-name="Courier New" officeooo:rsid="0017f50a" officeooo:paragraph-rsid="0017f50a"/>
    </style:style>
    <style:style style:name="T1" style:family="text">
      <style:text-properties officeooo:rsid="00123700"/>
    </style:style>
    <style:style style:name="T2" style:family="text">
      <style:text-properties fo:font-weight="bold" style:font-weight-asian="bold" style:font-weight-complex="bold"/>
    </style:style>
    <style:style style:name="T3" style:family="text">
      <style:text-properties fo:font-weight="bold" officeooo:rsid="0013a53e" style:font-weight-asian="bold" style:font-weight-complex="bold"/>
    </style:style>
    <style:style style:name="T4" style:family="text">
      <style:text-properties fo:font-weight="bold" officeooo:rsid="00163d75" style:font-weight-asian="bold" style:font-weight-complex="bold"/>
    </style:style>
    <style:style style:name="T5" style:family="text">
      <style:text-properties fo:font-weight="bold" officeooo:rsid="0016fe2b"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3a53e" style:font-style-asian="italic" style:font-style-complex="italic"/>
    </style:style>
    <style:style style:name="T8" style:family="text">
      <style:text-properties fo:font-style="italic" officeooo:rsid="0015dfe4" style:font-style-asian="italic" style:font-style-complex="italic"/>
    </style:style>
    <style:style style:name="T9" style:family="text">
      <style:text-properties fo:font-style="italic" officeooo:rsid="0011e1dc" style:font-style-asian="italic" style:font-style-complex="italic"/>
    </style:style>
    <style:style style:name="T10" style:family="text">
      <style:text-properties officeooo:rsid="0013a53e"/>
    </style:style>
    <style:style style:name="T11" style:family="text">
      <style:text-properties officeooo:rsid="0014b26a"/>
    </style:style>
    <style:style style:name="T12" style:family="text">
      <style:text-properties officeooo:rsid="00163d75"/>
    </style:style>
    <style:style style:name="T13" style:family="text">
      <style:text-properties officeooo:rsid="0016fe2b"/>
    </style:style>
    <style:style style:name="T14" style:family="text">
      <style:text-properties officeooo:rsid="001918a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PRUEBA EVALUACIÓN 1 DESARROLLO WEB EN ENTORNO CLIENTE</text:p>
      <text:p text:style-name="P5"/>
      <text:p text:style-name="P5">JAVASCRIPT</text:p>
      <text:p text:style-name="P4"/>
      <text:p text:style-name="P4">NOMBRE:<text:tab/><text:tab/><text:tab/><text:tab/><text:tab/><text:tab/><text:tab/>FECHA:<text:tab/><text:tab/>FIRMA:</text:p>
      <text:p text:style-name="P2"/>
      <text:p text:style-name="P3">Se proporcionan los siguientes ficheros:</text:p>
      <text:p text:style-name="P3">- Enunciado del supuesto</text:p>
      <text:p text:style-name="P3">- 4 ficheros js que representan clases</text:p>
      <text:p text:style-name="P3">- 1 fichero js que carga información de prueba concreta en el navegador y la muestra en forma de tabla según el supuesto.</text:p>
      <text:p text:style-name="P3">- Un fichero html y otro css que no se deben modificar.</text:p>
      <text:p text:style-name="P3"/>
      <text:p text:style-name="P6">Se deberán rellenar el código, <text:span text:style-name="T14">que deberá funcionar para puntuar,</text:span> en las partes que aparece comentado como IMPLEMENTA <text:span text:style-name="T1">según lo que se especifique</text:span>. Será lo siguiente:</text:p>
      <text:p text:style-name="P6"/>
      <text:list xml:id="list1388294347" text:style-name="L1">
        <text:list-item>
          <text:p text:style-name="P7">En los ficheros js de las clases Elemento_Basico y Compuesto implementa el método toString utilizando <text:span text:style-name="T2">template strings</text:span> <text:span text:style-name="T6">(0,5 pts cada uno)</text:span></text:p>
          <text:p text:style-name="P7"/>
        </text:list-item>
        <text:list-item>
          <text:p text:style-name="P8">En el fichero Compuesto.js, especifica los parámetros y el contenido de la <text:span text:style-name="T2">función</text:span> anhadirEjemplares para que, independientemente del número de ejemplares que se le pasen, se añadan todos al atributo <text:span text:style-name="T2">array</text:span> de elementos. <text:span text:style-name="T6">(1 pt)</text:span></text:p>
          <text:p text:style-name="P8"/>
        </text:list-item>
        <text:list-item>
          <text:p text:style-name="P8">En el fichero Compuesto.js, implementa la función altura para que aplique <text:span text:style-name="T2">reduce</text:span> sobre el array de ejemplares e informe sobre cuántos nodos hay por debajo del nodo compuesto que se está procesando. La altura de un ejemplar/elemento_basico es 0 (ver clase) Ayúdate de la función ya implementada getNumEjemplaresTotales. <text:span text:style-name="T6">(</text:span><text:span text:style-name="T8">0,5</text:span><text:span text:style-name="T6"> pt)</text:span></text:p>
          <text:p text:style-name="P8"/>
        </text:list-item>
        <text:list-item>
          <text:p text:style-name="P9">En el fichero Compuesto.js, <text:span text:style-name="T10">implementa la función borrarEjemplar en función del nombre del ejemplar que se quiera borrar. Se obtendrá el </text:span><text:span text:style-name="T3">índice</text:span><text:span text:style-name="T10"> del ejemplar dentro del </text:span><text:span text:style-name="T3">array</text:span><text:span text:style-name="T10"> de ejemplares y, a continuación se modificará el array para que ese elemento </text:span><text:span text:style-name="T3">desaparezca</text:span><text:span text:style-name="T10">. </text:span><text:span text:style-name="T7">(</text:span><text:span text:style-name="T8">0,5</text:span><text:span text:style-name="T7"> pt)</text:span></text:p>
          <text:p text:style-name="P9"/>
        </text:list-item>
        <text:list-item>
          <text:p text:style-name="P10">En el fichero RepresentacionComponente.js, completa la definición de la <text:span text:style-name="T2">clase</text:span>. No es necesario tener en cuenta la privacidad de los atributos <text:span text:style-name="T11">como en las otras</text:span>. Simplemente, habrá que hacerla funcional <text:span text:style-name="T11">al estilo de las otras clases</text:span>. <text:span text:style-name="T6">(1 pt)</text:span></text:p>
        </text:list-item>
      </text:list>
      <text:p text:style-name="P11"/>
      <text:list xml:id="list122611070321077" text:continue-numbering="true" text:style-name="L1">
        <text:list-item>
          <text:p text:style-name="P12">En el fichero Funciones.js, utilizando las <text:span text:style-name="T2">clases</text:span>, añade un nuevo autor y para este otro par de libros y que estén vinculados a la biblioteca ‘Biblioteca Municipal’ <text:span text:style-name="T6">(1 pt)</text:span></text:p>
          <text:p text:style-name="P12"/>
        </text:list-item>
        <text:list-item>
          <text:p text:style-name="P12"><text:soft-page-break/>En el fichero Funciones.js, en las funciones desplegar y eliminarTr utiliza <text:span text:style-name="T2">desestructuración</text:span> del objeto RepresentaciónComponente que se le pasa por parámetro teniendo en cuenta los nombres de las variables que se usan en los cuerpos de las funciones. Ver código para saber más. <text:span text:style-name="T9">(0,5 pts cada uno)</text:span></text:p>
          <text:p text:style-name="P12"/>
        </text:list-item>
        <text:list-item>
          <text:p text:style-name="P13">En el fichero Funciones.js, <text:span text:style-name="T12">al final de todo añade el </text:span><text:span text:style-name="T4">evento </text:span><text:span text:style-name="T12">a la carga de la ventana para que se ejecute la función generarEjemploPrueba. En la función anhadirTr, añade el evento al td indicado para que se ejecute la función desplegar con el objeto RepresentaciónComponente creado. </text:span><text:span text:style-name="T4">La asociación de los eventos debe ser diferente</text:span><text:span text:style-name="T12">. </text:span><text:span text:style-name="T9">(0,5 pts cada uno)</text:span></text:p>
        </text:list-item>
      </text:list>
      <text:p text:style-name="P15"/>
      <text:list xml:id="list122610404941389" text:continue-numbering="true" text:style-name="L1">
        <text:list-item>
          <text:p text:style-name="P14">En <text:span text:style-name="T13">la función anhadirTr d</text:span>el fichero Funciones.js, <text:span text:style-name="T5">modifica el DOM</text:span><text:span text:style-name="T13"> para que se le añada una nueva columna a la tabla con el nombre el componente y se le asocie la clase css “desplazamiento”. </text:span><text:span text:style-name="T6">(1 pt)</text:span></text:p>
        </text:list-item>
      </text:list>
      <text:p text:style-name="P16"/>
      <text:list xml:id="list122609566863901" text:continue-numbering="true" text:style-name="L1">
        <text:list-item>
          <text:p text:style-name="P17">Sobre el elemento creado en el punto anterior, modifica la <text:span text:style-name="T2">propiedad de estilo css</text:span> paddingLeft en función de la altura del nodo en el arbol, cuanto más altura tenga el árbol de componentes y más bajo esté el nodo (menos altura tenga), mas a la derecha se deberá mostrar. <text:span text:style-name="T8">(1 p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gl"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6T11:49:47.510000000</meta:creation-date>
    <dc:date>2019-12-16T12:26:09</dc:date>
    <meta:editing-duration>PT36M18S</meta:editing-duration>
    <meta:editing-cycles>11</meta:editing-cycles>
    <meta:generator>LibreOffice/6.1.1.2$Windows_X86_64 LibreOffice_project/5d19a1bfa650b796764388cd8b33a5af1f5baa1b</meta:generator>
    <meta:document-statistic meta:table-count="0" meta:image-count="0" meta:object-count="0" meta:page-count="2" meta:paragraph-count="19" meta:word-count="507" meta:character-count="3047" meta:non-whitespace-character-count="2562"/>
  </office:meta>
</office:document-meta>
</file>